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</style:style>
    <style:style style:name="P6" style:family="paragraph" style:parent-style-name="Standard" style:list-style-name="L8">
      <style:paragraph-properties fo:text-align="justify" style:justify-single-word="false"/>
    </style:style>
    <style:style style:name="P7" style:family="paragraph" style:parent-style-name="Standard" style:list-style-name="L9">
      <style:paragraph-properties fo:text-align="justify" style:justify-single-word="false"/>
    </style:style>
    <style:style style:name="P8" style:family="paragraph" style:parent-style-name="Standard" style:list-style-name="L11">
      <style:paragraph-properties fo:text-align="justify" style:justify-single-word="false"/>
    </style:style>
    <style:style style:name="P9" style:family="paragraph" style:parent-style-name="Standard" style:list-style-name="L12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2 jours : 6 et 7 mars 2017</text:p>
      <text:p text:style-name="P1">Récapitulatif introduction HTML / CSS – Tableau – Formulaires</text:p>
      <text:p text:style-name="P1">Sujet individuel</text:p>
      <text:p text:style-name="P2"/>
      <text:p text:style-name="P2"/>
      <text:p text:style-name="P2">Monsieur et Madame Franck vous demande de créer le site internet de leur restaurant de spécialité italienne qui s'appelle « A la bonne Franckette ».</text:p>
      <text:p text:style-name="P2">Leurs prestations :</text:p>
      <text:list xml:id="list4386567636329504481" text:style-name="L8">
        <text:list-item>
          <text:p text:style-name="P6">service au restaurant,</text:p>
        </text:list-item>
        <text:list-item>
          <text:p text:style-name="P6">livraison de paniers repas,</text:p>
        </text:list-item>
        <text:list-item>
          <text:p text:style-name="P6">vente à emporter.</text:p>
        </text:list-item>
      </text:list>
      <text:p text:style-name="P2"/>
      <text:p text:style-name="P2">Sur la page d'accueil (Home Page), le client trouvera une zone d'identification (identifiant + password)</text:p>
      <text:p text:style-name="P2"/>
      <text:p text:style-name="P2">Il vous demande dans une page d'insérer leur carte de plats dans un tableau récapitulant les tarifs, illustrée par des images.</text:p>
      <text:p text:style-name="P2"/>
      <text:p text:style-name="P2">Ci-dessous, le menu et leurs tarifs :</text:p>
      <text:p text:style-name="P2"/>
      <text:list xml:id="list71836784430438041" text:style-name="L3">
        <text:list-item>
          <text:p text:style-name="P5">Pâtes</text:p>
          <text:list>
            <text:list-item>
              <text:p text:style-name="P5">Spaghettis </text:p>
            </text:list-item>
            <text:list-item>
              <text:p text:style-name="P5">Penne</text:p>
            </text:list-item>
            <text:list-item>
              <text:p text:style-name="P5">Tortellini</text:p>
            </text:list-item>
            <text:list-item>
              <text:p text:style-name="P5">Macaroni</text:p>
              <text:p text:style-name="P5"/>
            </text:list-item>
          </text:list>
        </text:list-item>
      </text:list>
      <text:list xml:id="list7668108647193870812" text:style-name="L9">
        <text:list-item>
          <text:p text:style-name="P7">Sauces :</text:p>
          <text:list>
            <text:list-item>
              <text:p text:style-name="P7">Saumon : 8€</text:p>
            </text:list-item>
            <text:list-item>
              <text:p text:style-name="P7">Carbonnara : 7 €</text:p>
            </text:list-item>
            <text:list-item>
              <text:p text:style-name="P7">Bolognaise : 6,5€</text:p>
            </text:list-item>
            <text:list-item>
              <text:p text:style-name="P7">Pesto rouge et poulet : 9€</text:p>
            </text:list-item>
          </text:list>
        </text:list-item>
      </text:list>
      <text:p text:style-name="P2"/>
      <text:list xml:id="list8947328199869408877" text:style-name="L11">
        <text:list-item>
          <text:p text:style-name="P8">Boissons</text:p>
          <text:list>
            <text:list-item>
              <text:p text:style-name="P8">Bière : 5€</text:p>
            </text:list-item>
            <text:list-item>
              <text:p text:style-name="P8">Coca Cola : 2€</text:p>
            </text:list-item>
            <text:list-item>
              <text:p text:style-name="P8">Eau :1,25€</text:p>
            </text:list-item>
            <text:list-item>
              <text:p text:style-name="P8">Jus d'orange :1,5€ </text:p>
              <text:p text:style-name="P8"/>
            </text:list-item>
          </text:list>
        </text:list-item>
      </text:list>
      <text:list xml:id="list2781247432975189181" text:style-name="L12">
        <text:list-item>
          <text:p text:style-name="P9">Desserts</text:p>
          <text:list>
            <text:list-item>
              <text:p text:style-name="P9">Yaourt nature : 3 €</text:p>
            </text:list-item>
            <text:list-item>
              <text:p text:style-name="P9">Fromage blanc : 2,5€</text:p>
            </text:list-item>
            <text:list-item>
              <text:p text:style-name="P9">Tarte aux pommes : 4 €</text:p>
            </text:list-item>
            <text:list-item>
              <text:p text:style-name="P9">Café gourmand : 5€.</text:p>
            </text:list-item>
          </text:list>
        </text:list-item>
      </text:list>
      <text:p text:style-name="P2"/>
      <text:p text:style-name="P2">Monsieur et Madame Franck souhaitent ajouter une page de commande avec inscription pour prendre les commandes. On y trouve :</text:p>
      <text:list xml:id="list5570990776904287101" text:style-name="L1">
        <text:list-item>
          <text:list>
            <text:list-item>
              <text:p text:style-name="P4">Nom du client</text:p>
            </text:list-item>
            <text:list-item>
              <text:p text:style-name="P4">Prénom du client</text:p>
            </text:list-item>
            <text:list-item>
              <text:p text:style-name="P4">Adresse du client</text:p>
            </text:list-item>
            <text:list-item>
              <text:p text:style-name="P4">Identifiant</text:p>
            </text:list-item>
            <text:list-item>
              <text:p text:style-name="P4"><text:soft-page-break/>Mot de passe</text:p>
            </text:list-item>
          </text:list>
        </text:list-item>
      </text:list>
      <text:p text:style-name="P2"/>
      <text:p text:style-name="P2">Une fois identifié, le client atterrit sur une page où il peut effectuer sa commande de pâtes.</text:p>
      <text:p text:style-name="P2">liste à cocher pour le type de pâte</text:p>
      <text:p text:style-name="P2">liste déroulante pour le choix de la sauce</text:p>
      <text:p text:style-name="P2">liste déroulante des boissons</text:p>
      <text:p text:style-name="P2">liste à cocher format checkbox pour les desserts</text:p>
      <text:p text:style-name="P2"/>
      <text:p text:style-name="P2">Le client trouve également une zone avec un bouton radio : sur place ou à emporter.</text:p>
      <text:p text:style-name="P2">Un bouton gris permet de valider la commande.</text:p>
      <text:p text:style-name="P2"/>
      <text:p text:style-name="P2">Une fois la commande validée, une nouvelle page apparaît avec le message suivant : </text:p>
      <text:p text:style-name="P2">Votre commande a bien été prise en compte.</text:p>
      <text:p text:style-name="P2"/>
      <text:p text:style-name="P2"/>
      <text:p text:style-name="P2">Vous êtes libre de la mise en forme. Elle est <text:span text:style-name="T3">o</text:span><text:span text:style-name="T1">bligatoirement en css.</text:span></text:p>
      <text:p text:style-name="P10">La charte graphique devra être dans les tons de l'Italie.</text:p>
      <text:p text:style-name="P2"/>
      <text:p text:style-name="P2"/>
      <text:p text:style-name="P2">Pour le samedi 15 avril 2017, le jour de l'inauguration, une publicité illustre le site internet avec une offre de réduction de 25% sur tous les plats de pâtes et la livraison est offerte.</text:p>
      <text:p text:style-name="P2">Pour ces promotions, vous êtes libre dans la présentation.</text:p>
      <text:p text:style-name="P2">Le client vous demande une première version à présenter vendredi 7 avril à 17h30 pour pouvoir rapidement le mettre en ligne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4:41:50.48</meta:creation-date>
    <dc:date>2017-04-04T17:47:38.43</dc:date>
    <meta:editing-duration>PT55M52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51" meta:word-count="394" meta:character-count="2093"/>
  </office:meta>
</office:document-meta>
</file>